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89cf3" officeooo:paragraph-rsid="0016ff88"/>
    </style:style>
    <style:style style:name="P2" style:family="paragraph" style:parent-style-name="Title">
      <style:text-properties style:font-name="Liberation Sans" fo:font-size="28pt" fo:font-weight="bold" officeooo:rsid="001a00a2" officeooo:paragraph-rsid="001a00a2" style:font-name-asian="Noto Sans CJK SC" style:font-size-asian="28pt" style:font-weight-asian="bold" style:font-name-complex="Lohit Devanagari" style:font-size-complex="28pt" style:font-weight-complex="bold"/>
    </style:style>
    <style:style style:name="P3" style:family="paragraph" style:parent-style-name="Text_20_body" style:list-style-name="L1">
      <style:text-properties officeooo:rsid="00089cf3" officeooo:paragraph-rsid="0016ff88"/>
    </style:style>
    <style:style style:name="P4" style:family="paragraph" style:parent-style-name="Text_20_body" style:list-style-name="L1">
      <style:text-properties officeooo:rsid="00089cf3" officeooo:paragraph-rsid="001977a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82bad"/>
    </style:style>
    <style:style style:name="T3" style:family="text">
      <style:text-properties style:text-underline-style="none" officeooo:rsid="00182bad"/>
    </style:style>
    <style:style style:name="T4" style:family="text">
      <style:text-properties officeooo:rsid="001a00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connaître des droites parallèles</text:p>
      <text:p text:style-name="P1"/>
      <text:list xml:id="list976504437" text:style-name="L1">
        <text:list-item>
          <text:p text:style-name="P3"><text:span text:style-name="T1">Durée</text:span> :</text:p>
        </text:list-item>
        <text:list-item>
          <text:p text:style-name="P3"><text:span text:style-name="T1">Niveau</text:span> : <text:span text:style-name="T4">5ème</text:span></text:p>
        </text:list-item>
        <text:list-item>
          <text:p text:style-name="P3"><text:span text:style-name="T1">Pré-requis</text:span> : <text:span text:style-name="T4">Définition et propriétés des angles alternes-internes.</text:span></text:p>
        </text:list-item>
        <text:list-item>
          <text:p text:style-name="P3"><text:span text:style-name="T1">Objectifs</text:span> : <text:span text:style-name="T4">Utiliser cette notion mathématiques dans un cadre de recherche et de preuve.</text:span></text:p>
        </text:list-item>
        <text:list-item>
          <text:p text:style-name="P3"><text:span text:style-name="T1">Modalités</text:span> :</text:p>
        </text:list-item>
        <text:list-item>
          <text:p text:style-name="P3"><text:span text:style-name="T1">Contenu</text:span> :<text:line-break/></text:p>
        </text:list-item>
        <text:list-item>
          <text:p text:style-name="P4"><text:span text:style-name="T1">Problèmes anticipés/</text:span><text:span text:style-name="T2">Autres idées</text:span><text:span text:style-name="T3"> :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4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4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6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0T18:22:58.268782866</meta:creation-date>
    <dc:date>2021-12-14T11:46:45.011866978</dc:date>
    <meta:editing-duration>PT15M4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8" meta:word-count="46" meta:character-count="271" meta:non-whitespace-character-count="239"/>
  </office:meta>
</office:document-meta>
</file>